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3" style:family="table-cell" style:parent-style-name="V_237_rgula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4" style:family="table-cell" style:parent-style-name="V_237_rgula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5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6" style:family="table-cell" style:parent-style-name="V_237_rgula_32_2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7" style:family="table-cell" style:parent-style-name="Normal_32_3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18" style:family="table-cell" style:parent-style-name="V_237_rgula_32_2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9" style:family="table-cell" style:parent-style-name="V_237_rgula_32_2_32_2" style:data-style-name="N2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2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2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/>
    </style:style>
    <style:style style:name="ce2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8.8370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58.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20">
            <text:p><text:span text:style-name="T1">TABELA I</text:span>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22">
            <text:p><text:span text:style-name="T2">RESOLUÇÃO Nº 200, DE 10 DE JULHO DE 2019</text:span>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<text:span text:style-name="T3">Mês/Ano de Referencia:</text:span></text:p>
          </table:table-cell>
          <table:table-cell office:value-type="string" table:number-columns-spanned="19" table:number-rows-spanned="1" table:style-name="ce24">
            <text:p><text:span text:style-name="T3">Fev/2021</text:span>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style-name="ce3">
            <text:p><text:span text:style-name="T4">Matrícula</text:span></text:p>
          </table:table-cell>
          <table:table-cell office:value-type="string" table:style-name="ce3">
            <text:p><text:span text:style-name="T4">Nome</text:span></text:p>
          </table:table-cell>
          <table:table-cell office:value-type="string" table:style-name="ce3">
            <text:p><text:span text:style-name="T4">Cargo / Função</text:span></text:p>
          </table:table-cell>
          <table:table-cell office:value-type="string" table:style-name="ce3">
            <text:p><text:span text:style-name="T4">Lotação</text:span></text:p>
          </table:table-cell>
          <table:table-cell office:value-type="string" table:style-name="ce3">
            <text:p><text:span text:style-name="T4">Grupo</text:span></text:p>
          </table:table-cell>
          <table:table-cell office:value-type="string" table:number-columns-spanned="9" table:number-rows-spanned="1" table:style-name="ce26">
            <text:p><text:span text:style-name="T4">Rendimentos</text:span></text:p>
          </table:table-cell>
          <table:covered-table-cell table:number-columns-repeated="8"/>
          <table:table-cell office:value-type="string" table:number-columns-spanned="5" table:number-rows-spanned="1" table:style-name="ce26">
            <text:p><text:span text:style-name="T4">Descontos</text:span></text:p>
          </table:table-cell>
          <table:covered-table-cell table:number-columns-repeated="4"/>
          <table:table-cell office:value-type="string" table:style-name="ce3">
            <text:p><text:span text:style-name="T4">Rendimento Líquido Total (14)</text:span></text:p>
          </table:table-cell>
          <table:table-cell table:number-columns-repeated="16364"/>
        </table:table-row>
        <table:table-row table:style-name="ro4">
          <table:table-cell table:number-columns-repeated="5" table:style-name="ce4"/>
          <table:table-cell office:value-type="string" table:number-columns-spanned="2" table:number-rows-spanned="1" table:style-name="ce26">
            <text:p><text:span text:style-name="T4">Remuneração Básica</text:span></text:p>
          </table:table-cell>
          <table:covered-table-cell/>
          <table:table-cell office:value-type="string" table:number-columns-spanned="4" table:number-rows-spanned="1" table:style-name="ce26">
            <text:p><text:span text:style-name="T4">Remuneração Eventual ou Temporária</text:span></text:p>
          </table:table-cell>
          <table:covered-table-cell table:number-columns-repeated="3"/>
          <table:table-cell office:value-type="string" table:style-name="ce3">
            <text:p><text:span text:style-name="T4">Outras Remunerações Temporárias(7)</text:span></text:p>
          </table:table-cell>
          <table:table-cell office:value-type="string" table:style-name="ce3">
            <text:p><text:span text:style-name="T4">Verbas Indenizatórias(8)</text:span></text:p>
          </table:table-cell>
          <table:table-cell office:value-type="string" table:style-name="ce3">
            <text:p><text:span text:style-name="T4">Total de Rendimentos Brutos(9)</text:span></text:p>
          </table:table-cell>
          <table:table-cell office:value-type="string" table:number-columns-spanned="3" table:number-rows-spanned="1" table:style-name="ce26">
            <text:p><text:span text:style-name="T4">Obrigatórios/Legais</text:span></text:p>
          </table:table-cell>
          <table:covered-table-cell table:number-columns-repeated="2"/>
          <table:table-cell office:value-type="string" table:style-name="ce3">
            <text:p><text:span text:style-name="T4">Pessoais</text:span></text:p>
          </table:table-cell>
          <table:table-cell office:value-type="string" table:style-name="ce3">
            <text:p><text:span text:style-name="T4">Total de Descontos(13)</text:span></text:p>
          </table:table-cell>
          <table:table-cell table:style-name="ce4"/>
          <table:table-cell table:number-columns-repeated="16364"/>
        </table:table-row>
        <table:table-row table:style-name="ro5">
          <table:table-cell table:number-columns-repeated="5" table:style-name="ce4"/>
          <table:table-cell office:value-type="string" table:style-name="ce3">
            <text:p><text:span text:style-name="T4">Remuneração do Cargo Efetivo(1)</text:span></text:p>
          </table:table-cell>
          <table:table-cell office:value-type="string" table:style-name="ce3">
            <text:p><text:span text:style-name="T4">Outras Verbas Remuneratórias, Legais ou Judiciais(2)</text:span></text:p>
          </table:table-cell>
          <table:table-cell office:value-type="string" table:style-name="ce3">
            <text:p><text:span text:style-name="T4">Função de Confiança ou Cargo em Comissão(3)</text:span></text:p>
          </table:table-cell>
          <table:table-cell office:value-type="string" table:style-name="ce3">
            <text:p><text:span text:style-name="T4">Gratificação Natalina(4)</text:span></text:p>
          </table:table-cell>
          <table:table-cell office:value-type="string" table:style-name="ce3">
            <text:p><text:span text:style-name="T4">Férias (1/3 constitucional) (5)</text:span></text:p>
          </table:table-cell>
          <table:table-cell office:value-type="string" table:style-name="ce3">
            <text:p><text:span text:style-name="T4">Abono de Permanência(6)</text:span></text:p>
          </table:table-cell>
          <table:table-cell table:number-columns-repeated="3" table:style-name="ce4"/>
          <table:table-cell office:value-type="string" table:style-name="ce3">
            <text:p><text:span text:style-name="T4">Contribuição Previdenciária(10)</text:span></text:p>
          </table:table-cell>
          <table:table-cell office:value-type="string" table:style-name="ce3">
            <text:p><text:span text:style-name="T4">Imposto de Renda(11)</text:span></text:p>
          </table:table-cell>
          <table:table-cell office:value-type="string" table:style-name="ce3">
            <text:p><text:span text:style-name="T4">Retenção por Teto Constitucional(12)</text:span></text:p>
          </table:table-cell>
          <table:table-cell office:value-type="string" table:style-name="ce3">
            <text:p><text:span text:style-name="T4">Outros (12.1)</text:span></text:p>
          </table:table-cell>
          <table:table-cell table:number-columns-repeated="2" table:style-name="ce4"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<text:span text:style-name="T5">ABELARDO TOWNES DE CASTRO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7081.39" table:style-name="ce7">
            <text:p>17.081,39</text:p>
          </table:table-cell>
          <table:table-cell office:value-type="float" office:value="28739.56" table:style-name="ce7">
            <text:p>28.739,56</text:p>
          </table:table-cell>
          <table:table-cell office:value-type="float" office:value="10091.57" table:style-name="ce7">
            <text:p>10.091,57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<text:span text:style-name="T5">ADENILSON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COMBATE EVASAO FISC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77484.960000000006" table:style-name="ce7">
            <text:p>77.484,96</text:p>
          </table:table-cell>
          <table:table-cell office:value-type="float" office:value="25828.32" table:style-name="ce7">
            <text:p>25.828,3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147197.78" table:style-name="ce7">
            <text:p>147.197,78</text:p>
          </table:table-cell>
          <table:table-cell office:value-type="float" office:value="14149.11" table:style-name="ce7">
            <text:p>14.149,11</text:p>
          </table:table-cell>
          <table:table-cell office:value-type="float" office:value="28303.73" table:style-name="ce7">
            <text:p>28.303,73</text:p>
          </table:table-cell>
          <table:table-cell office:value-type="float" office:value="0" table:style-name="ce7">
            <text:p>0,00</text:p>
          </table:table-cell>
          <table:table-cell office:value-type="float" office:value="10294.02" table:style-name="ce7">
            <text:p>10.294,02</text:p>
          </table:table-cell>
          <table:table-cell office:value-type="float" office:value="52746.86" table:style-name="ce7">
            <text:p>52.746,86</text:p>
          </table:table-cell>
          <table:table-cell office:value-type="float" office:value="94450.92" table:style-name="ce7">
            <text:p>94.450,92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<text:span text:style-name="T5">ALEKINE LOPES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DE HABITACAO E URBANISM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526.6799999999998" table:style-name="ce7">
            <text:p>2.526,68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1357.81" table:style-name="ce7">
            <text:p>41.357,81</text:p>
          </table:table-cell>
          <table:table-cell office:value-type="float" office:value="4716.47" table:style-name="ce7">
            <text:p>4.716,47</text:p>
          </table:table-cell>
          <table:table-cell office:value-type="float" office:value="7636.54" table:style-name="ce7">
            <text:p>7.636,54</text:p>
          </table:table-cell>
          <table:table-cell office:value-type="float" office:value="0" table:style-name="ce7">
            <text:p>0,00</text:p>
          </table:table-cell>
          <table:table-cell office:value-type="float" office:value="12635.87" table:style-name="ce7">
            <text:p>12.635,87</text:p>
          </table:table-cell>
          <table:table-cell office:value-type="float" office:value="24988.880000000001" table:style-name="ce7">
            <text:p>24.988,88</text:p>
          </table:table-cell>
          <table:table-cell office:value-type="float" office:value="16368.93" table:style-name="ce7">
            <text:p>16.368,93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<text:span text:style-name="T5">ALESSANDRA GARCIA MARQU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 DO CONSUMIDOR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611.42" table:style-name="ce7">
            <text:p>3.611,42</text:p>
          </table:table-cell>
          <table:table-cell office:value-type="float" office:value="15426.01" table:style-name="ce7">
            <text:p>15.426,01</text:p>
          </table:table-cell>
          <table:table-cell office:value-type="float" office:value="23405.119999999999" table:style-name="ce7">
            <text:p>23.405,12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<text:span text:style-name="T5">ALMIR FERNANDES B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24143.86" table:style-name="ce7">
            <text:p>24.143,86</text:p>
          </table:table-cell>
          <table:table-cell office:value-type="float" office:value="11724.94" table:style-name="ce7">
            <text:p>11.724,94</text:p>
          </table:table-cell>
          <table:table-cell office:value-type="float" office:value="0" table:style-name="ce7">
            <text:p>0,00</text:p>
          </table:table-cell>
          <table:table-cell office:value-type="float" office:value="9970.7999999999993" table:style-name="ce7">
            <text:p>9.970,80</text:p>
          </table:table-cell>
          <table:table-cell office:value-type="float" office:value="84582.080000000002" table:style-name="ce7">
            <text:p>84.582,08</text:p>
          </table:table-cell>
          <table:table-cell office:value-type="float" office:value="4716.47" table:style-name="ce7">
            <text:p>4.716,47</text:p>
          </table:table-cell>
          <table:table-cell office:value-type="float" office:value="14529.26" table:style-name="ce7">
            <text:p>14.529,26</text:p>
          </table:table-cell>
          <table:table-cell office:value-type="float" office:value="0" table:style-name="ce7">
            <text:p>0,00</text:p>
          </table:table-cell>
          <table:table-cell office:value-type="float" office:value="20275.55" table:style-name="ce7">
            <text:p>20.275,55</text:p>
          </table:table-cell>
          <table:table-cell office:value-type="float" office:value="39521.279999999999" table:style-name="ce7">
            <text:p>39.521,28</text:p>
          </table:table-cell>
          <table:table-cell office:value-type="float" office:value="45060.800000000003" table:style-name="ce7">
            <text:p>45.060,80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<text:span text:style-name="T5">ALVARO LUIZ ARAUJO PER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8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3097.77" table:style-name="ce7">
            <text:p>13.097,77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319.33" table:style-name="ce7">
            <text:p>5.319,33</text:p>
          </table:table-cell>
          <table:table-cell office:value-type="float" office:value="59198.65" table:style-name="ce7">
            <text:p>59.198,65</text:p>
          </table:table-cell>
          <table:table-cell office:value-type="float" office:value="4964.71" table:style-name="ce7">
            <text:p>4.964,71</text:p>
          </table:table-cell>
          <table:table-cell office:value-type="float" office:value="10990.72" table:style-name="ce7">
            <text:p>10.990,72</text:p>
          </table:table-cell>
          <table:table-cell office:value-type="float" office:value="1488.23" table:style-name="ce7">
            <text:p>1.488,23</text:p>
          </table:table-cell>
          <table:table-cell office:value-type="float" office:value="4404.78" table:style-name="ce7">
            <text:p>4.404,78</text:p>
          </table:table-cell>
          <table:table-cell office:value-type="float" office:value="21848.44" table:style-name="ce7">
            <text:p>21.848,44</text:p>
          </table:table-cell>
          <table:table-cell office:value-type="float" office:value="37350.21" table:style-name="ce7">
            <text:p>37.350,21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<text:span text:style-name="T5">ANTONIO ALCESTE CALLIL DE CASTR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BUJA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11148.29" table:style-name="ce7">
            <text:p>11.148,2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49406.7" table:style-name="ce7">
            <text:p>49.406,70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9145.2800000000007" table:style-name="ce7">
            <text:p>9.145,28</text:p>
          </table:table-cell>
          <table:table-cell office:value-type="float" office:value="0" table:style-name="ce7">
            <text:p>0,00</text:p>
          </table:table-cell>
          <table:table-cell office:value-type="float" office:value="5951.29" table:style-name="ce7">
            <text:p>5.951,29</text:p>
          </table:table-cell>
          <table:table-cell office:value-type="float" office:value="19353.18" table:style-name="ce7">
            <text:p>19.353,18</text:p>
          </table:table-cell>
          <table:table-cell office:value-type="float" office:value="30053.52" table:style-name="ce7">
            <text:p>30.053,52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<text:span text:style-name="T5">ARETUZA DE ALMEIDA CRU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778.7299999999996" table:style-name="ce7">
            <text:p>4.778,73</text:p>
          </table:table-cell>
          <table:table-cell office:value-type="float" office:value="17878.72" table:style-name="ce7">
            <text:p>17.878,72</text:p>
          </table:table-cell>
          <table:table-cell office:value-type="float" office:value="26005.78" table:style-name="ce7">
            <text:p>26.005,78</text:p>
          </table:table-cell>
          <table:table-cell table:number-columns-repeated="16364"/>
        </table:table-row>
        <table:table-row table:style-name="ro6">
          <table:table-cell office:value-type="float" office:value="55961" table:style-name="ce5">
            <text:p>55961</text:p>
          </table:table-cell>
          <table:table-cell office:value-type="string" table:style-name="ce6">
            <text:p><text:span text:style-name="T5">AURE RIBEIRO NETO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UMULATIVA DE MANOEL URBAN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134.81" table:style-name="ce7">
            <text:p>10.134,8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45352.78" table:style-name="ce7">
            <text:p>45.352,78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926.19" table:style-name="ce7">
            <text:p>7.926,19</text:p>
          </table:table-cell>
          <table:table-cell office:value-type="float" office:value="0" table:style-name="ce7">
            <text:p>0,00</text:p>
          </table:table-cell>
          <table:table-cell office:value-type="float" office:value="13028.7" table:style-name="ce7">
            <text:p>13.028,70</text:p>
          </table:table-cell>
          <table:table-cell office:value-type="float" office:value="25211.5" table:style-name="ce7">
            <text:p>25.211,50</text:p>
          </table:table-cell>
          <table:table-cell office:value-type="float" office:value="20141.28" table:style-name="ce7">
            <text:p>20.141,28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<text:span text:style-name="T5">BERNARDO FITERMAN ALB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694.53" table:style-name="ce7">
            <text:p>5.694,53</text:p>
          </table:table-cell>
          <table:table-cell office:value-type="float" office:value="18898.79" table:style-name="ce7">
            <text:p>18.898,79</text:p>
          </table:table-cell>
          <table:table-cell office:value-type="float" office:value="24985.71" table:style-name="ce7">
            <text:p>24.985,71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<text:span text:style-name="T5">BIANCA BERNARDES DE MORAES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IVE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11148.29" table:style-name="ce7">
            <text:p>11.148,2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49406.7" table:style-name="ce7">
            <text:p>49.406,70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9353.83" table:style-name="ce7">
            <text:p>9.353,83</text:p>
          </table:table-cell>
          <table:table-cell office:value-type="float" office:value="0" table:style-name="ce7">
            <text:p>0,00</text:p>
          </table:table-cell>
          <table:table-cell office:value-type="float" office:value="1215.58" table:style-name="ce7">
            <text:p>1.215,58</text:p>
          </table:table-cell>
          <table:table-cell office:value-type="float" office:value="14826.02" table:style-name="ce7">
            <text:p>14.826,02</text:p>
          </table:table-cell>
          <table:table-cell office:value-type="float" office:value="34580.68" table:style-name="ce7">
            <text:p>34.580,68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<text:span text:style-name="T5">CARLOS AUGUSTO DA COSTA PESCAD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00.58" table:style-name="ce7">
            <text:p>4.000,58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831.71" table:style-name="ce7">
            <text:p>42.831,71</text:p>
          </table:table-cell>
          <table:table-cell office:value-type="float" office:value="4716.47" table:style-name="ce7">
            <text:p>4.716,47</text:p>
          </table:table-cell>
          <table:table-cell office:value-type="float" office:value="8198.2800000000007" table:style-name="ce7">
            <text:p>8.198,28</text:p>
          </table:table-cell>
          <table:table-cell office:value-type="float" office:value="0" table:style-name="ce7">
            <text:p>0,00</text:p>
          </table:table-cell>
          <table:table-cell office:value-type="float" office:value="1087.98" table:style-name="ce7">
            <text:p>1.087,98</text:p>
          </table:table-cell>
          <table:table-cell office:value-type="float" office:value="14002.73" table:style-name="ce7">
            <text:p>14.002,73</text:p>
          </table:table-cell>
          <table:table-cell office:value-type="float" office:value="28828.98" table:style-name="ce7">
            <text:p>28.828,98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<text:span text:style-name="T5">CARLOS ROBERTO DA SILVA MAI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0781.550000000003" table:style-name="ce7">
            <text:p>40.781,55</text:p>
          </table:table-cell>
          <table:table-cell office:value-type="float" office:value="4964.71" table:style-name="ce7">
            <text:p>4.964,71</text:p>
          </table:table-cell>
          <table:table-cell office:value-type="float" office:value="7465.32" table:style-name="ce7">
            <text:p>7.465,32</text:p>
          </table:table-cell>
          <table:table-cell office:value-type="float" office:value="0" table:style-name="ce7">
            <text:p>0,00</text:p>
          </table:table-cell>
          <table:table-cell office:value-type="float" office:value="8787.0300000000007" table:style-name="ce7">
            <text:p>8.787,03</text:p>
          </table:table-cell>
          <table:table-cell office:value-type="float" office:value="21217.06" table:style-name="ce7">
            <text:p>21.217,06</text:p>
          </table:table-cell>
          <table:table-cell office:value-type="float" office:value="19564.490000000002" table:style-name="ce7">
            <text:p>19.564,49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<text:span text:style-name="T5">CELSO JERONIMO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CORREGEDORIA GER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4611.82" table:style-name="ce7">
            <text:p>54.611,82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5034.46" table:style-name="ce7">
            <text:p>5.034,46</text:p>
          </table:table-cell>
          <table:table-cell office:value-type="float" office:value="4798.05" table:style-name="ce7">
            <text:p>4.798,05</text:p>
          </table:table-cell>
          <table:table-cell office:value-type="float" office:value="24733.52" table:style-name="ce7">
            <text:p>24.733,52</text:p>
          </table:table-cell>
          <table:table-cell office:value-type="float" office:value="29878.3" table:style-name="ce7">
            <text:p>29.878,30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<text:span text:style-name="T5">COSMO LIMA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7108.19" table:style-name="ce7">
            <text:p>7.108,19</text:p>
          </table:table-cell>
          <table:table-cell office:value-type="float" office:value="1488.23" table:style-name="ce7">
            <text:p>1.488,23</text:p>
          </table:table-cell>
          <table:table-cell office:value-type="float" office:value="11757.52" table:style-name="ce7">
            <text:p>11.757,52</text:p>
          </table:table-cell>
          <table:table-cell office:value-type="float" office:value="25318.65" table:style-name="ce7">
            <text:p>25.318,65</text:p>
          </table:table-cell>
          <table:table-cell office:value-type="float" office:value="20782.23" table:style-name="ce7">
            <text:p>20.782,23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<text:span text:style-name="T5">DAISSON GOMES TEL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57.41" table:style-name="ce7">
            <text:p>7.157,41</text:p>
          </table:table-cell>
          <table:table-cell office:value-type="float" office:value="0" table:style-name="ce7">
            <text:p>0,00</text:p>
          </table:table-cell>
          <table:table-cell office:value-type="float" office:value="4606.6499999999996" table:style-name="ce7">
            <text:p>4.606,65</text:p>
          </table:table-cell>
          <table:table-cell office:value-type="float" office:value="16020.67" table:style-name="ce7">
            <text:p>16.020,67</text:p>
          </table:table-cell>
          <table:table-cell office:value-type="float" office:value="22237.74" table:style-name="ce7">
            <text:p>22.237,74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<text:span text:style-name="T5">DANILO LOVISARO DO NASCIMEN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13097.77" table:style-name="ce7">
            <text:p>13.097,77</text:p>
          </table:table-cell>
          <table:table-cell office:value-type="float" office:value="0" table:style-name="ce7">
            <text:p>0,00</text:p>
          </table:table-cell>
          <table:table-cell office:value-type="float" office:value="10734.46" table:style-name="ce7">
            <text:p>10.734,46</text:p>
          </table:table-cell>
          <table:table-cell office:value-type="float" office:value="5319.33" table:style-name="ce7">
            <text:p>5.319,33</text:p>
          </table:table-cell>
          <table:table-cell office:value-type="float" office:value="69933.11" table:style-name="ce7">
            <text:p>69.933,11</text:p>
          </table:table-cell>
          <table:table-cell office:value-type="float" office:value="6467.54" table:style-name="ce7">
            <text:p>6.467,54</text:p>
          </table:table-cell>
          <table:table-cell office:value-type="float" office:value="12972.88" table:style-name="ce7">
            <text:p>12.972,88</text:p>
          </table:table-cell>
          <table:table-cell office:value-type="float" office:value="1488.23" table:style-name="ce7">
            <text:p>1.488,23</text:p>
          </table:table-cell>
          <table:table-cell office:value-type="float" office:value="16210.53" table:style-name="ce7">
            <text:p>16.210,53</text:p>
          </table:table-cell>
          <table:table-cell office:value-type="float" office:value="37139.18" table:style-name="ce7">
            <text:p>37.139,18</text:p>
          </table:table-cell>
          <table:table-cell office:value-type="float" office:value="32793.93" table:style-name="ce7">
            <text:p>32.793,93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<text:span text:style-name="T5">DAYAN MOREIRA ALBUQUERQU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38742.480000000003" table:style-name="ce7">
            <text:p>38.742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82626.98" table:style-name="ce7">
            <text:p>82.626,98</text:p>
          </table:table-cell>
          <table:table-cell office:value-type="float" office:value="9432.94" table:style-name="ce7">
            <text:p>9.432,94</text:p>
          </table:table-cell>
          <table:table-cell office:value-type="float" office:value="13140.54" table:style-name="ce7">
            <text:p>13.140,54</text:p>
          </table:table-cell>
          <table:table-cell office:value-type="float" office:value="0" table:style-name="ce7">
            <text:p>0,00</text:p>
          </table:table-cell>
          <table:table-cell office:value-type="float" office:value="17061.53" table:style-name="ce7">
            <text:p>17.061,53</text:p>
          </table:table-cell>
          <table:table-cell office:value-type="float" office:value="39635.01" table:style-name="ce7">
            <text:p>39.635,01</text:p>
          </table:table-cell>
          <table:table-cell office:value-type="float" office:value="42991.97" table:style-name="ce7">
            <text:p>42.991,97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<text:span text:style-name="T5">DIANA SORAIA TABALIPA PIMENT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573.169999999998" table:style-name="ce7">
            <text:p>16.573,17</text:p>
          </table:table-cell>
          <table:table-cell office:value-type="float" office:value="27311.33" table:style-name="ce7">
            <text:p>27.311,3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<text:span text:style-name="T5">DULCE HELENA DE FREITAS F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3 PROMOTORIA DE JUST CRIMINAL <text:s/>VIOL DOM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<text:span text:style-name="T5">EFRAIN ENRIQUE MENDOZA MENDIVIL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229.7" table:style-name="ce7">
            <text:p>11.229,70</text:p>
          </table:table-cell>
          <table:table-cell office:value-type="float" office:value="0" table:style-name="ce7">
            <text:p>0,00</text:p>
          </table:table-cell>
          <table:table-cell office:value-type="float" office:value="15642.23" table:style-name="ce7">
            <text:p>15.642,23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5703.06" table:style-name="ce7">
            <text:p>65.703,06</text:p>
          </table:table-cell>
          <table:table-cell office:value-type="float" office:value="6788.47" table:style-name="ce7">
            <text:p>6.788,47</text:p>
          </table:table-cell>
          <table:table-cell office:value-type="float" office:value="11561.04" table:style-name="ce7">
            <text:p>11.561,04</text:p>
          </table:table-cell>
          <table:table-cell office:value-type="float" office:value="0" table:style-name="ce7">
            <text:p>0,00</text:p>
          </table:table-cell>
          <table:table-cell office:value-type="float" office:value="5378.35" table:style-name="ce7">
            <text:p>5.378,35</text:p>
          </table:table-cell>
          <table:table-cell office:value-type="float" office:value="23727.86" table:style-name="ce7">
            <text:p>23.727,86</text:p>
          </table:table-cell>
          <table:table-cell office:value-type="float" office:value="41975.199999999997" table:style-name="ce7">
            <text:p>41.975,20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<text:span text:style-name="T5">ELIANE MISAE KINOSHI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2081.71" table:style-name="ce7">
            <text:p>2.081,71</text:p>
          </table:table-cell>
          <table:table-cell office:value-type="float" office:value="13844.16" table:style-name="ce7">
            <text:p>13.844,16</text:p>
          </table:table-cell>
          <table:table-cell office:value-type="float" office:value="24986.97" table:style-name="ce7">
            <text:p>24.986,97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<text:span text:style-name="T5">ERICK CAVALCANTI LINHARES LIM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31.37" table:style-name="ce7">
            <text:p>331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31.3699999999999" table:style-name="ce7">
            <text:p>1.031,37</text:p>
          </table:table-cell>
          <table:table-cell office:value-type="float" office:value="3968.63" table:style-name="ce7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<text:span text:style-name="T5">FERNANDO HENRIQUE SANTOS TER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6613.03" table:style-name="ce7">
            <text:p>6.613,03</text:p>
          </table:table-cell>
          <table:table-cell office:value-type="float" office:value="18427.62" table:style-name="ce7">
            <text:p>18.427,62</text:p>
          </table:table-cell>
          <table:table-cell office:value-type="float" office:value="20403.509999999998" table:style-name="ce7">
            <text:p>20.403,51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<text:span text:style-name="T5">FERNANDO REGIS CEMBRAN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5" table:style-name="ce7">
            <text:p>20.114,95</text:p>
          </table:table-cell>
          <table:table-cell office:value-type="float" office:value="53804.06" table:style-name="ce7">
            <text:p>53.804,06</text:p>
          </table:table-cell>
          <table:table-cell office:value-type="float" office:value="4716.47" table:style-name="ce7">
            <text:p>4.716,47</text:p>
          </table:table-cell>
          <table:table-cell office:value-type="float" office:value="6889.57" table:style-name="ce7">
            <text:p>6.889,57</text:p>
          </table:table-cell>
          <table:table-cell office:value-type="float" office:value="0" table:style-name="ce7">
            <text:p>0,00</text:p>
          </table:table-cell>
          <table:table-cell office:value-type="float" office:value="9714.56" table:style-name="ce7">
            <text:p>9.714,56</text:p>
          </table:table-cell>
          <table:table-cell office:value-type="float" office:value="21320.6" table:style-name="ce7">
            <text:p>21.320,60</text:p>
          </table:table-cell>
          <table:table-cell office:value-type="float" office:value="32483.46" table:style-name="ce7">
            <text:p>32.483,46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<text:span text:style-name="T5">FLAVIO AUGUSTO SIQUEIRA DE OLIV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5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08.3" table:style-name="ce7">
            <text:p>5.308,3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8544.05" table:style-name="ce7">
            <text:p>48.544,05</text:p>
          </table:table-cell>
          <table:table-cell office:value-type="float" office:value="5308.29" table:style-name="ce7">
            <text:p>5.308,29</text:p>
          </table:table-cell>
          <table:table-cell office:value-type="float" office:value="9453.3799999999992" table:style-name="ce7">
            <text:p>9.453,38</text:p>
          </table:table-cell>
          <table:table-cell office:value-type="float" office:value="0" table:style-name="ce7">
            <text:p>0,00</text:p>
          </table:table-cell>
          <table:table-cell office:value-type="float" office:value="29565.41" table:style-name="ce7">
            <text:p>29.565,41</text:p>
          </table:table-cell>
          <table:table-cell office:value-type="float" office:value="44327.08" table:style-name="ce7">
            <text:p>44.327,08</text:p>
          </table:table-cell>
          <table:table-cell office:value-type="float" office:value="4216.97" table:style-name="ce7">
            <text:p>4.216,97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<text:span text:style-name="T5">FLAVIO BUSSAB DELLA LIBE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PORT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9197.87" table:style-name="ce7">
            <text:p>19.197,87</text:p>
          </table:table-cell>
          <table:table-cell office:value-type="float" office:value="83207.17" table:style-name="ce7">
            <text:p>83.207,17</text:p>
          </table:table-cell>
          <table:table-cell office:value-type="float" office:value="8961.2999999999993" table:style-name="ce7">
            <text:p>8.961,30</text:p>
          </table:table-cell>
          <table:table-cell office:value-type="float" office:value="13190.94" table:style-name="ce7">
            <text:p>13.190,94</text:p>
          </table:table-cell>
          <table:table-cell office:value-type="float" office:value="0" table:style-name="ce7">
            <text:p>0,00</text:p>
          </table:table-cell>
          <table:table-cell office:value-type="float" office:value="9905.49" table:style-name="ce7">
            <text:p>9.905,49</text:p>
          </table:table-cell>
          <table:table-cell office:value-type="float" office:value="32057.73" table:style-name="ce7">
            <text:p>32.057,73</text:p>
          </table:table-cell>
          <table:table-cell office:value-type="float" office:value="51149.440000000002" table:style-name="ce7">
            <text:p>51.149,44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<text:span text:style-name="T5">FRANCISCO JOSE MAIA GUED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19853.37" table:style-name="ce7">
            <text:p>19.8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3400.98" table:style-name="ce7">
            <text:p>63.400,98</text:p>
          </table:table-cell>
          <table:table-cell office:value-type="float" office:value="6788.47" table:style-name="ce7">
            <text:p>6.788,47</text:p>
          </table:table-cell>
          <table:table-cell office:value-type="float" office:value="12154.98" table:style-name="ce7">
            <text:p>12.154,98</text:p>
          </table:table-cell>
          <table:table-cell office:value-type="float" office:value="0" table:style-name="ce7">
            <text:p>0,00</text:p>
          </table:table-cell>
          <table:table-cell office:value-type="float" office:value="8075.21" table:style-name="ce7">
            <text:p>8.075,21</text:p>
          </table:table-cell>
          <table:table-cell office:value-type="float" office:value="27018.66" table:style-name="ce7">
            <text:p>27.018,66</text:p>
          </table:table-cell>
          <table:table-cell office:value-type="float" office:value="36382.32" table:style-name="ce7">
            <text:p>36.382,32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<text:span text:style-name="T5">FRANCISCO JOSE NUNES CAVALCANT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9513.49" table:style-name="ce7">
            <text:p>9.513,49</text:p>
          </table:table-cell>
          <table:table-cell office:value-type="float" office:value="21223.8" table:style-name="ce7">
            <text:p>21.223,80</text:p>
          </table:table-cell>
          <table:table-cell office:value-type="float" office:value="17607.330000000002" table:style-name="ce7">
            <text:p>17.607,33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<text:span text:style-name="T5">GETULIO BARBOSA DE ANDRAD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3545.86" table:style-name="ce7">
            <text:p>13.545,86</text:p>
          </table:table-cell>
          <table:table-cell office:value-type="float" office:value="4990.58" table:style-name="ce7">
            <text:p>4.990,58</text:p>
          </table:table-cell>
          <table:table-cell office:value-type="float" office:value="0" table:style-name="ce7">
            <text:p>0,00</text:p>
          </table:table-cell>
          <table:table-cell office:value-type="float" office:value="23203.17" table:style-name="ce7">
            <text:p>23.203,17</text:p>
          </table:table-cell>
          <table:table-cell office:value-type="float" office:value="77386.62" table:style-name="ce7">
            <text:p>77.386,62</text:p>
          </table:table-cell>
          <table:table-cell office:value-type="float" office:value="4990.58" table:style-name="ce7">
            <text:p>4.990,58</text:p>
          </table:table-cell>
          <table:table-cell office:value-type="float" office:value="10122.82" table:style-name="ce7">
            <text:p>10.122,82</text:p>
          </table:table-cell>
          <table:table-cell office:value-type="float" office:value="0" table:style-name="ce7">
            <text:p>0,00</text:p>
          </table:table-cell>
          <table:table-cell office:value-type="float" office:value="12770.11" table:style-name="ce7">
            <text:p>12.770,11</text:p>
          </table:table-cell>
          <table:table-cell office:value-type="float" office:value="27883.51" table:style-name="ce7">
            <text:p>27.883,51</text:p>
          </table:table-cell>
          <table:table-cell office:value-type="float" office:value="49503.11" table:style-name="ce7">
            <text:p>49.503,11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<text:span text:style-name="T5">GILCELY EVANGELISTA DE ARAUJO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9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238.93" table:style-name="ce7">
            <text:p>41.238,93</text:p>
          </table:table-cell>
          <table:table-cell office:value-type="float" office:value="82020.479999999996" table:style-name="ce7">
            <text:p>82.020,4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22722.23" table:style-name="ce7">
            <text:p>22.722,23</text:p>
          </table:table-cell>
          <table:table-cell office:value-type="float" office:value="37746.18" table:style-name="ce7">
            <text:p>37.746,18</text:p>
          </table:table-cell>
          <table:table-cell office:value-type="float" office:value="44274.3" table:style-name="ce7">
            <text:p>44.274,30</text:p>
          </table:table-cell>
          <table:table-cell table:number-columns-repeated="16364"/>
        </table:table-row>
        <table:table-row table:style-name="ro6">
          <table:table-cell office:value-type="float" office:value="781" table:style-name="ce15">
            <text:p>781</text:p>
          </table:table-cell>
          <table:table-cell office:value-type="string" table:style-name="ce15">
            <text:p>GISELLE MUBARAC DETONI</text:p>
          </table:table-cell>
          <table:table-cell office:value-type="string" table:style-name="ce15">
            <text:p>PROCURADOR DE JUSTICA</text:p>
          </table:table-cell>
          <table:table-cell office:value-type="string" table:style-name="ce15">
            <text:p>1 PROCURADORIA DE JUSTICA CRIMINAL</text:p>
          </table:table-cell>
          <table:table-cell office:value-type="string" table:style-name="ce15">
            <text:p>MEMBROS PROCURADORES</text:p>
          </table:table-cell>
          <table:table-cell office:value-type="float" office:value="35462.22" table:style-name="ce16">
            <text:p><text:s/>35.462,22<text:s/>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4964.71" table:style-name="ce16">
            <text:p><text:s/>4.964,71<text:s/></text:p>
          </table:table-cell>
          <table:table-cell office:value-type="float" office:value="16300" table:style-name="ce16">
            <text:p><text:s/>16.300,00<text:s/></text:p>
          </table:table-cell>
          <table:table-cell office:value-type="float" office:value="5319.33" table:style-name="ce16">
            <text:p><text:s/>5.319,33<text:s/></text:p>
          </table:table-cell>
          <table:table-cell office:value-type="float" office:value="62046.26" table:style-name="ce16">
            <text:p><text:s/>62.046,26<text:s/></text:p>
          </table:table-cell>
          <table:table-cell office:value-type="float" office:value="7036.71" table:style-name="ce18">
            <text:p><text:s/>7.036,71<text:s/></text:p>
          </table:table-cell>
          <table:table-cell office:value-type="float" office:value="11513.59" table:style-name="ce18">
            <text:p><text:s/>11.513,59<text:s/></text:p>
          </table:table-cell>
          <table:table-cell office:value-type="float" office:value="0" table:style-name="ce19">
            <text:p>0,00</text:p>
          </table:table-cell>
          <table:table-cell office:value-type="float" office:value="4078.15" table:style-name="ce18">
            <text:p><text:s/>4.078,15<text:s/></text:p>
          </table:table-cell>
          <table:table-cell office:value-type="float" office:value="22628.45" table:style-name="ce16">
            <text:p><text:s/>22.628,45<text:s/></text:p>
          </table:table-cell>
          <table:table-cell office:value-type="float" office:value="39417.81" table:style-name="ce16">
            <text:p><text:s/>39.417,81<text:s/>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<text:span text:style-name="T5">GLAUCIO NEY SHIROMA OSH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DEFESA DA SAUD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4934.3900000000003" table:style-name="ce7">
            <text:p>4.934,39</text:p>
          </table:table-cell>
          <table:table-cell office:value-type="float" office:value="16644.7" table:style-name="ce7">
            <text:p>16.644,70</text:p>
          </table:table-cell>
          <table:table-cell office:value-type="float" office:value="22186.43" table:style-name="ce7">
            <text:p>22.186,43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<text:span text:style-name="T5">ILDON MAXIMIANO PERES NET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0 PROMOTORIA DE JUSTICA CRIMINAL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12914.16" table:style-name="ce7">
            <text:p>12.914,1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6798.66" table:style-name="ce7">
            <text:p>56.798,66</text:p>
          </table:table-cell>
          <table:table-cell office:value-type="float" office:value="4716.47" table:style-name="ce7">
            <text:p>4.716,47</text:p>
          </table:table-cell>
          <table:table-cell office:value-type="float" office:value="8644.32" table:style-name="ce7">
            <text:p>8.644,32</text:p>
          </table:table-cell>
          <table:table-cell office:value-type="float" office:value="0" table:style-name="ce7">
            <text:p>0,00</text:p>
          </table:table-cell>
          <table:table-cell office:value-type="float" office:value="13542.23" table:style-name="ce7">
            <text:p>13.542,23</text:p>
          </table:table-cell>
          <table:table-cell office:value-type="float" office:value="26903.02" table:style-name="ce7">
            <text:p>26.903,02</text:p>
          </table:table-cell>
          <table:table-cell office:value-type="float" office:value="29895.64" table:style-name="ce7">
            <text:p>29.895,64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<text:span text:style-name="T5">IVERSON RODRIGO MONTEIRO CERQUEIRA BUE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O MEIO AMBIENTE DO JURU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4684.3900000000003" table:style-name="ce7">
            <text:p>4.684,39</text:p>
          </table:table-cell>
          <table:table-cell office:value-type="float" office:value="17836.52" table:style-name="ce7">
            <text:p>17.836,52</text:p>
          </table:table-cell>
          <table:table-cell office:value-type="float" office:value="26047.98" table:style-name="ce7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<text:span text:style-name="T5">JOANA D ARC DIAS MARTIN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53804.07" table:style-name="ce7">
            <text:p>53.804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38115.230000000003" table:style-name="ce7">
            <text:p>38.115,23</text:p>
          </table:table-cell>
          <table:table-cell table:number-columns-repeated="16364"/>
        </table:table-row>
        <table:table-row table:style-name="ro6">
          <table:table-cell office:value-type="float" office:value="7441" table:style-name="ce12">
            <text:p>7441</text:p>
          </table:table-cell>
          <table:table-cell office:value-type="string" table:style-name="ce12">
            <text:p>JOAO MARQUES PIRES</text:p>
          </table:table-cell>
          <table:table-cell office:value-type="string" table:style-name="ce12">
            <text:p>PROCURADOR DE JUSTICA</text:p>
          </table:table-cell>
          <table:table-cell office:value-type="string" table:style-name="ce12">
            <text:p>5 PROCURADORIA DE JUSTICA CIVEL</text:p>
          </table:table-cell>
          <table:table-cell office:value-type="string" table:style-name="ce12">
            <text:p>MEMBROS PROCURADORES</text:p>
          </table:table-cell>
          <table:table-cell office:value-type="float" office:value="35462.22" table:style-name="ce13">
            <text:p><text:s/>35.462,22<text:s/>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13">
            <text:p><text:s/>7.092,44<text:s/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13">
            <text:p><text:s/>4.964,71<text:s/>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13">
            <text:p><text:s/>5.319,33<text:s/></text:p>
          </table:table-cell>
          <table:table-cell office:value-type="float" office:value="52838.7" table:style-name="ce13">
            <text:p><text:s/>52.838,70<text:s/></text:p>
          </table:table-cell>
          <table:table-cell office:value-type="float" office:value="4964.71" table:style-name="ce14">
            <text:p><text:s/>4.964,71<text:s/></text:p>
          </table:table-cell>
          <table:table-cell office:value-type="float" office:value="9429.61" table:style-name="ce14">
            <text:p><text:s/>9.429,61<text:s/></text:p>
          </table:table-cell>
          <table:table-cell office:value-type="float" office:value="3261.34" table:style-name="ce14">
            <text:p><text:s/>3.261,34<text:s/></text:p>
          </table:table-cell>
          <table:table-cell office:value-type="float" office:value="10148.27" table:style-name="ce14">
            <text:p><text:s/>10.148,27<text:s/></text:p>
          </table:table-cell>
          <table:table-cell office:value-type="float" office:value="27803.93" table:style-name="ce13">
            <text:p><text:s/>27.803,93<text:s/></text:p>
          </table:table-cell>
          <table:table-cell office:value-type="float" office:value="25034.77" table:style-name="ce13">
            <text:p><text:s/>25.034,77<text:s/>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<text:span text:style-name="T5">JOSE LUCIVAN NERY DE LIM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RIMINAL DE PLACIDO DE CASTR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9677.93" table:style-name="ce7">
            <text:p>19.677,93</text:p>
          </table:table-cell>
          <table:table-cell office:value-type="float" office:value="53122.79" table:style-name="ce7">
            <text:p>53.122,79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3336.14" table:style-name="ce7">
            <text:p>3.336,14</text:p>
          </table:table-cell>
          <table:table-cell office:value-type="float" office:value="14593.75" table:style-name="ce7">
            <text:p>14.593,75</text:p>
          </table:table-cell>
          <table:table-cell office:value-type="float" office:value="38529.040000000001" table:style-name="ce7">
            <text:p>38.529,04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<text:span text:style-name="T5">JOSE RUY DA SILVEIRA LINO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33.73" table:style-name="ce7">
            <text:p>16.933,73</text:p>
          </table:table-cell>
          <table:table-cell office:value-type="float" office:value="26613.88" table:style-name="ce7">
            <text:p>26.613,88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<text:span text:style-name="T5">JULEANDRO MARTINS DE OLIVEIRA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05.27" table:style-name="ce7">
            <text:p>7.105,27</text:p>
          </table:table-cell>
          <table:table-cell office:value-type="float" office:value="0" table:style-name="ce7">
            <text:p>0,00</text:p>
          </table:table-cell>
          <table:table-cell office:value-type="float" office:value="3546.51" table:style-name="ce7">
            <text:p>3.546,51</text:p>
          </table:table-cell>
          <table:table-cell office:value-type="float" office:value="14908.39" table:style-name="ce7">
            <text:p>14.908,39</text:p>
          </table:table-cell>
          <table:table-cell office:value-type="float" office:value="23350.02" table:style-name="ce7">
            <text:p>23.350,02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<text:span text:style-name="T5">JULIANA MAXIMIANO HOFF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229.7" table:style-name="ce7">
            <text:p>11.229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060.83" table:style-name="ce7">
            <text:p>50.060,83</text:p>
          </table:table-cell>
          <table:table-cell office:value-type="float" office:value="4716.47" table:style-name="ce7">
            <text:p>4.716,47</text:p>
          </table:table-cell>
          <table:table-cell office:value-type="float" office:value="9316.93" table:style-name="ce7">
            <text:p>9.316,93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7907.650000000001" table:style-name="ce7">
            <text:p>17.907,65</text:p>
          </table:table-cell>
          <table:table-cell office:value-type="float" office:value="32153.18" table:style-name="ce7">
            <text:p>32.153,18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<text:span text:style-name="T5">JULIO CESAR DE MEDEIROS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5736" table:style-name="ce7">
            <text:p>5.736,00</text:p>
          </table:table-cell>
          <table:table-cell office:value-type="float" office:value="0" table:style-name="ce7">
            <text:p>0,00</text:p>
          </table:table-cell>
          <table:table-cell office:value-type="float" office:value="5168.75" table:style-name="ce7">
            <text:p>5.168,75</text:p>
          </table:table-cell>
          <table:table-cell office:value-type="float" office:value="15161.36" table:style-name="ce7">
            <text:p>15.161,36</text:p>
          </table:table-cell>
          <table:table-cell office:value-type="float" office:value="20056.61" table:style-name="ce7">
            <text:p>20.056,61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<text:span text:style-name="T5">KATIA REJANE DE ARAUJO RODRIGU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10638.67" table:style-name="ce7">
            <text:p>10.638,67</text:p>
          </table:table-cell>
          <table:table-cell office:value-type="float" office:value="0" table:style-name="ce7">
            <text:p>0,00</text:p>
          </table:table-cell>
          <table:table-cell office:value-type="float" office:value="14752.68" table:style-name="ce7">
            <text:p>14.752,68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90428.73" table:style-name="ce7">
            <text:p>90.428,73</text:p>
          </table:table-cell>
          <table:table-cell office:value-type="float" office:value="156247.01" table:style-name="ce7">
            <text:p>156.247,01</text:p>
          </table:table-cell>
          <table:table-cell office:value-type="float" office:value="4964.71" table:style-name="ce7">
            <text:p>4.964,71</text:p>
          </table:table-cell>
          <table:table-cell office:value-type="float" office:value="13123.93" table:style-name="ce7">
            <text:p>13.123,93</text:p>
          </table:table-cell>
          <table:table-cell office:value-type="float" office:value="6807.57" table:style-name="ce7">
            <text:p>6.807,57</text:p>
          </table:table-cell>
          <table:table-cell office:value-type="float" office:value="4428.1499999999996" table:style-name="ce7">
            <text:p>4.428,15</text:p>
          </table:table-cell>
          <table:table-cell office:value-type="float" office:value="29324.36" table:style-name="ce7">
            <text:p>29.324,36</text:p>
          </table:table-cell>
          <table:table-cell office:value-type="float" office:value="126922.65" table:style-name="ce7">
            <text:p>126.922,65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<text:span text:style-name="T5">LAURA CRISTINA DE ALMEIDA MIRAND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229.7" table:style-name="ce7">
            <text:p>11.229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060.83" table:style-name="ce7">
            <text:p>50.060,83</text:p>
          </table:table-cell>
          <table:table-cell office:value-type="float" office:value="4716.47" table:style-name="ce7">
            <text:p>4.716,47</text:p>
          </table:table-cell>
          <table:table-cell office:value-type="float" office:value="9316.93" table:style-name="ce7">
            <text:p>9.316,93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7907.650000000001" table:style-name="ce7">
            <text:p>17.907,65</text:p>
          </table:table-cell>
          <table:table-cell office:value-type="float" office:value="32153.18" table:style-name="ce7">
            <text:p>32.153,18</text:p>
          </table:table-cell>
          <table:table-cell table:number-columns-repeated="16364"/>
        </table:table-row>
        <table:table-row table:style-name="ro6">
          <table:table-cell office:value-type="float" office:value="37001" table:style-name="ce5">
            <text:p>37001</text:p>
          </table:table-cell>
          <table:table-cell office:value-type="string" table:style-name="ce6">
            <text:p><text:span text:style-name="T5">LEANDRO PORTELA STEFFE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IREITOS HUMANOS E CIDADAN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2023.44" table:style-name="ce7">
            <text:p>2.023,44</text:p>
          </table:table-cell>
          <table:table-cell office:value-type="float" office:value="15175.57" table:style-name="ce7">
            <text:p>15.175,57</text:p>
          </table:table-cell>
          <table:table-cell office:value-type="float" office:value="28708.93" table:style-name="ce7">
            <text:p>28.708,93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<text:span text:style-name="T5">LEONARDO HONORATO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A CRIANCA E ADOLESCENTE CRZ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057.81" table:style-name="ce7">
            <text:p>16.057,81</text:p>
          </table:table-cell>
          <table:table-cell office:value-type="float" office:value="26142.23" table:style-name="ce7">
            <text:p>26.142,23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<text:span text:style-name="T5">LUANA DINIZ LIRIO MACI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<text:span text:style-name="T5">LUIS HENRIQUE CORREA ROLIM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IVE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72520.240000000005" table:style-name="ce7">
            <text:p>72.520,24</text:p>
          </table:table-cell>
          <table:table-cell office:value-type="float" office:value="9432.94" table:style-name="ce7">
            <text:p>9.432,94</text:p>
          </table:table-cell>
          <table:table-cell office:value-type="float" office:value="11751.34" table:style-name="ce7">
            <text:p>11.751,34</text:p>
          </table:table-cell>
          <table:table-cell office:value-type="float" office:value="0" table:style-name="ce7">
            <text:p>0,00</text:p>
          </table:table-cell>
          <table:table-cell office:value-type="float" office:value="17933.41" table:style-name="ce7">
            <text:p>17.933,41</text:p>
          </table:table-cell>
          <table:table-cell office:value-type="float" office:value="39117.69" table:style-name="ce7">
            <text:p>39.117,69</text:p>
          </table:table-cell>
          <table:table-cell office:value-type="float" office:value="33402.550000000003" table:style-name="ce7">
            <text:p>33.402,55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<text:span text:style-name="T5">MANUELA CANUTO DE SANTANA FARHAT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MANCIO LIM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3.58" table:style-name="ce7">
            <text:p>4.973,58</text:p>
          </table:table-cell>
          <table:table-cell office:value-type="float" office:value="40178.699999999997" table:style-name="ce7">
            <text:p>40.178,70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527.73" table:style-name="ce7">
            <text:p>7.527,73</text:p>
          </table:table-cell>
          <table:table-cell office:value-type="float" office:value="0" table:style-name="ce7">
            <text:p>0,00</text:p>
          </table:table-cell>
          <table:table-cell office:value-type="float" office:value="297.94" table:style-name="ce7">
            <text:p>297,94</text:p>
          </table:table-cell>
          <table:table-cell office:value-type="float" office:value="12306.32" table:style-name="ce7">
            <text:p>12.306,32</text:p>
          </table:table-cell>
          <table:table-cell office:value-type="float" office:value="27872.38" table:style-name="ce7">
            <text:p>27.872,38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<text:span text:style-name="T5">MARCELA CRISTINA OZORI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<text:span text:style-name="T5">MARCO AURELIO RIBE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77484.960000000006" table:style-name="ce7">
            <text:p>77.484,96</text:p>
          </table:table-cell>
          <table:table-cell office:value-type="float" office:value="25828.32" table:style-name="ce7">
            <text:p>25.828,3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147197.78" table:style-name="ce7">
            <text:p>147.197,78</text:p>
          </table:table-cell>
          <table:table-cell office:value-type="float" office:value="14149.61" table:style-name="ce7">
            <text:p>14.149,61</text:p>
          </table:table-cell>
          <table:table-cell office:value-type="float" office:value="30263.74" table:style-name="ce7">
            <text:p>30.263,74</text:p>
          </table:table-cell>
          <table:table-cell office:value-type="float" office:value="0" table:style-name="ce7">
            <text:p>0,00</text:p>
          </table:table-cell>
          <table:table-cell office:value-type="float" office:value="3427.57" table:style-name="ce7">
            <text:p>3.427,57</text:p>
          </table:table-cell>
          <table:table-cell office:value-type="float" office:value="47840.92" table:style-name="ce7">
            <text:p>47.840,92</text:p>
          </table:table-cell>
          <table:table-cell office:value-type="float" office:value="99356.86" table:style-name="ce7">
            <text:p>99.356,86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<text:span text:style-name="T5">MARCOS ANTONIO GALIN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1229.7" table:style-name="ce7">
            <text:p>11.229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83749.94" table:style-name="ce7">
            <text:p>83.749,94</text:p>
          </table:table-cell>
          <table:table-cell office:value-type="float" office:value="9432.94" table:style-name="ce7">
            <text:p>9.432,94</text:p>
          </table:table-cell>
          <table:table-cell office:value-type="float" office:value="15945.8" table:style-name="ce7">
            <text:p>15.945,80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28747.65" table:style-name="ce7">
            <text:p>28.747,65</text:p>
          </table:table-cell>
          <table:table-cell office:value-type="float" office:value="55002.29" table:style-name="ce7">
            <text:p>55.002,29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<text:span text:style-name="T5">MARIA FATIMA RIBEIRO TEIX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 DO CONTROLE EXTERN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924.25" table:style-name="ce7">
            <text:p>3.924,25</text:p>
          </table:table-cell>
          <table:table-cell office:value-type="float" office:value="17128.509999999998" table:style-name="ce7">
            <text:p>17.128,51</text:p>
          </table:table-cell>
          <table:table-cell office:value-type="float" office:value="26755.99" table:style-name="ce7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<text:span text:style-name="T5">MARIANO JEORGE DE SOUSA MEL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53804.07" table:style-name="ce7">
            <text:p>53.804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7465.08" table:style-name="ce7">
            <text:p>7.465,08</text:p>
          </table:table-cell>
          <table:table-cell office:value-type="float" office:value="19227.53" table:style-name="ce7">
            <text:p>19.227,53</text:p>
          </table:table-cell>
          <table:table-cell office:value-type="float" office:value="34576.54" table:style-name="ce7">
            <text:p>34.576,54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<text:span text:style-name="T5">MERI CRISTINA AMARAL GONCALV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MEIO AMBIENTE BAIX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87320.24" table:style-name="ce7">
            <text:p>87.320,24</text:p>
          </table:table-cell>
          <table:table-cell office:value-type="float" office:value="11504.94" table:style-name="ce7">
            <text:p>11.504,94</text:p>
          </table:table-cell>
          <table:table-cell office:value-type="float" office:value="16618.52" table:style-name="ce7">
            <text:p>16.618,52</text:p>
          </table:table-cell>
          <table:table-cell office:value-type="float" office:value="0" table:style-name="ce7">
            <text:p>0,00</text:p>
          </table:table-cell>
          <table:table-cell office:value-type="float" office:value="5130.25" table:style-name="ce7">
            <text:p>5.130,25</text:p>
          </table:table-cell>
          <table:table-cell office:value-type="float" office:value="33253.71" table:style-name="ce7">
            <text:p>33.253,71</text:p>
          </table:table-cell>
          <table:table-cell office:value-type="float" office:value="54066.53" table:style-name="ce7">
            <text:p>54.066,53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<text:span text:style-name="T5">MYRNA TEIXEIRA MENDO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ESA DO PATRIMONI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216.48" table:style-name="ce7">
            <text:p>6.2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100.98" table:style-name="ce7">
            <text:p>50.100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9784.82" table:style-name="ce7">
            <text:p>9.784,82</text:p>
          </table:table-cell>
          <table:table-cell office:value-type="float" office:value="0" table:style-name="ce7">
            <text:p>0,00</text:p>
          </table:table-cell>
          <table:table-cell office:value-type="float" office:value="20177.87" table:style-name="ce7">
            <text:p>20.177,87</text:p>
          </table:table-cell>
          <table:table-cell office:value-type="float" office:value="34679.160000000003" table:style-name="ce7">
            <text:p>34.679,16</text:p>
          </table:table-cell>
          <table:table-cell office:value-type="float" office:value="15421.82" table:style-name="ce7">
            <text:p>15.421,82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<text:span text:style-name="T5">NELMA ARAUJO MELO DE SIQU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4457.11" table:style-name="ce7">
            <text:p>24.457,11</text:p>
          </table:table-cell>
          <table:table-cell office:value-type="float" office:value="67916.070000000007" table:style-name="ce7">
            <text:p>67.916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9628.41" table:style-name="ce7">
            <text:p>9.628,41</text:p>
          </table:table-cell>
          <table:table-cell office:value-type="float" office:value="0" table:style-name="ce7">
            <text:p>0,00</text:p>
          </table:table-cell>
          <table:table-cell office:value-type="float" office:value="4274.5200000000004" table:style-name="ce7">
            <text:p>4.274,52</text:p>
          </table:table-cell>
          <table:table-cell office:value-type="float" office:value="18619.400000000001" table:style-name="ce7">
            <text:p>18.619,40</text:p>
          </table:table-cell>
          <table:table-cell office:value-type="float" office:value="49296.67" table:style-name="ce7">
            <text:p>49.296,67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<text:span text:style-name="T5">OCIMAR DA SILVA SAL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734.38" table:style-name="ce7">
            <text:p>17.734,38</text:p>
          </table:table-cell>
          <table:table-cell office:value-type="float" office:value="26150.12" table:style-name="ce7">
            <text:p>26.150,12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<text:span text:style-name="T5">OSWALDO D ALBUQUERQUE LIMA NE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4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76243.77" table:style-name="ce7">
            <text:p>76.243,77</text:p>
          </table:table-cell>
          <table:table-cell office:value-type="float" office:value="9929.42" table:style-name="ce7">
            <text:p>9.929,42</text:p>
          </table:table-cell>
          <table:table-cell office:value-type="float" office:value="15034.92" table:style-name="ce7">
            <text:p>15.034,92</text:p>
          </table:table-cell>
          <table:table-cell office:value-type="float" office:value="0" table:style-name="ce7">
            <text:p>0,00</text:p>
          </table:table-cell>
          <table:table-cell office:value-type="float" office:value="4252.01" table:style-name="ce7">
            <text:p>4.252,01</text:p>
          </table:table-cell>
          <table:table-cell office:value-type="float" office:value="29216.35" table:style-name="ce7">
            <text:p>29.216,35</text:p>
          </table:table-cell>
          <table:table-cell office:value-type="float" office:value="47027.42" table:style-name="ce7">
            <text:p>47.027,42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<text:span text:style-name="T5">PATRICIA DE AMORIM REG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26195.55" table:style-name="ce7">
            <text:p>26.195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72296.429999999993" table:style-name="ce7">
            <text:p>72.296,43</text:p>
          </table:table-cell>
          <table:table-cell office:value-type="float" office:value="4964.71" table:style-name="ce7">
            <text:p>4.964,71</text:p>
          </table:table-cell>
          <table:table-cell office:value-type="float" office:value="13566.84" table:style-name="ce7">
            <text:p>13.566,84</text:p>
          </table:table-cell>
          <table:table-cell office:value-type="float" office:value="1488.23" table:style-name="ce7">
            <text:p>1.488,23</text:p>
          </table:table-cell>
          <table:table-cell office:value-type="float" office:value="15057.15" table:style-name="ce7">
            <text:p>15.057,15</text:p>
          </table:table-cell>
          <table:table-cell office:value-type="float" office:value="35076.93" table:style-name="ce7">
            <text:p>35.076,93</text:p>
          </table:table-cell>
          <table:table-cell office:value-type="float" office:value="37219.5" table:style-name="ce7">
            <text:p>37.219,50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<text:span text:style-name="T5">PATRICIA PAULA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3668.91" table:style-name="ce7">
            <text:p>3.668,91</text:p>
          </table:table-cell>
          <table:table-cell office:value-type="float" office:value="16821.04" table:style-name="ce7">
            <text:p>16.821,04</text:p>
          </table:table-cell>
          <table:table-cell office:value-type="float" office:value="27063.46" table:style-name="ce7">
            <text:p>27.063,46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<text:span text:style-name="T5">PAULIANE MEZABARBA SANCH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3227.13" table:style-name="ce7">
            <text:p>3.227,13</text:p>
          </table:table-cell>
          <table:table-cell office:value-type="float" office:value="14536.87" table:style-name="ce7">
            <text:p>14.536,87</text:p>
          </table:table-cell>
          <table:table-cell office:value-type="float" office:value="23721.54" table:style-name="ce7">
            <text:p>23.721,54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<text:span text:style-name="T5">RAFAEL MACIEL DA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375.43" table:style-name="ce7">
            <text:p>17.375,43</text:p>
          </table:table-cell>
          <table:table-cell office:value-type="float" office:value="24824.61" table:style-name="ce7">
            <text:p>24.824,61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<text:span text:style-name="T5">RICARDO COELHO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JUST ESP DE DEF DA EDUCACA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87320.24" table:style-name="ce7">
            <text:p>87.320,24</text:p>
          </table:table-cell>
          <table:table-cell office:value-type="float" office:value="11504.94" table:style-name="ce7">
            <text:p>11.504,94</text:p>
          </table:table-cell>
          <table:table-cell office:value-type="float" office:value="16618.52" table:style-name="ce7">
            <text:p>16.618,52</text:p>
          </table:table-cell>
          <table:table-cell office:value-type="float" office:value="0" table:style-name="ce7">
            <text:p>0,00</text:p>
          </table:table-cell>
          <table:table-cell office:value-type="float" office:value="10749.22" table:style-name="ce7">
            <text:p>10.749,22</text:p>
          </table:table-cell>
          <table:table-cell office:value-type="float" office:value="38872.68" table:style-name="ce7">
            <text:p>38.872,68</text:p>
          </table:table-cell>
          <table:table-cell office:value-type="float" office:value="48447.56" table:style-name="ce7">
            <text:p>48.447,56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<text:span text:style-name="T5">RITA DE CASSIA NOGUEIRA LIM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29505.360000000001" table:style-name="ce7">
            <text:p>29.505,36</text:p>
          </table:table-cell>
          <table:table-cell office:value-type="float" office:value="6464.71" table:style-name="ce7">
            <text:p>6.464,71</text:p>
          </table:table-cell>
          <table:table-cell office:value-type="float" office:value="0" table:style-name="ce7">
            <text:p>0,00</text:p>
          </table:table-cell>
          <table:table-cell office:value-type="float" office:value="24934.01" table:style-name="ce7">
            <text:p>24.934,01</text:p>
          </table:table-cell>
          <table:table-cell office:value-type="float" office:value="101685.63" table:style-name="ce7">
            <text:p>101.685,63</text:p>
          </table:table-cell>
          <table:table-cell office:value-type="float" office:value="4964.71" table:style-name="ce7">
            <text:p>4.964,71</text:p>
          </table:table-cell>
          <table:table-cell office:value-type="float" office:value="16311.56" table:style-name="ce7">
            <text:p>16.311,56</text:p>
          </table:table-cell>
          <table:table-cell office:value-type="float" office:value="1488.23" table:style-name="ce7">
            <text:p>1.488,23</text:p>
          </table:table-cell>
          <table:table-cell office:value-type="float" office:value="12566.37" table:style-name="ce7">
            <text:p>12.566,37</text:p>
          </table:table-cell>
          <table:table-cell office:value-type="float" office:value="35330.870000000003" table:style-name="ce7">
            <text:p>35.330,87</text:p>
          </table:table-cell>
          <table:table-cell office:value-type="float" office:value="66354.759999999995" table:style-name="ce7">
            <text:p>66.354,76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<text:span text:style-name="T5">RODRIGO CURTI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SECRETARIA GERAL DO MPAC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572.9" table:style-name="ce7">
            <text:p>5.572,90</text:p>
          </table:table-cell>
          <table:table-cell office:value-type="float" office:value="44315.38" table:style-name="ce7">
            <text:p>44.315,38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2075.62" table:style-name="ce7">
            <text:p>2.075,62</text:p>
          </table:table-cell>
          <table:table-cell office:value-type="float" office:value="15279.88" table:style-name="ce7">
            <text:p>15.279,88</text:p>
          </table:table-cell>
          <table:table-cell office:value-type="float" office:value="29035.5" table:style-name="ce7">
            <text:p>29.035,50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<text:span text:style-name="T5">RODRIGO FONTOURA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EPITACIO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<text:span text:style-name="T5">ROGERIO VOLTOLINI MUNO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53804.07" table:style-name="ce7">
            <text:p>53.804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8277.7800000000007" table:style-name="ce7">
            <text:p>8.277,78</text:p>
          </table:table-cell>
          <table:table-cell office:value-type="float" office:value="19988.09" table:style-name="ce7">
            <text:p>19.988,09</text:p>
          </table:table-cell>
          <table:table-cell office:value-type="float" office:value="33815.980000000003" table:style-name="ce7">
            <text:p>33.815,98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<text:span text:style-name="T5">ROMEU CORDEIRO BARBOS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07.55" table:style-name="ce7">
            <text:p>6.407,55</text:p>
          </table:table-cell>
          <table:table-cell office:value-type="float" office:value="5053.37" table:style-name="ce7">
            <text:p>5.053,37</text:p>
          </table:table-cell>
          <table:table-cell office:value-type="float" office:value="22211.17" table:style-name="ce7">
            <text:p>22.211,17</text:p>
          </table:table-cell>
          <table:table-cell office:value-type="float" office:value="67361.2" table:style-name="ce7">
            <text:p>67.361,20</text:p>
          </table:table-cell>
          <table:table-cell office:value-type="float" office:value="4716.47" table:style-name="ce7">
            <text:p>4.716,47</text:p>
          </table:table-cell>
          <table:table-cell office:value-type="float" office:value="9680.5499999999993" table:style-name="ce7">
            <text:p>9.680,55</text:p>
          </table:table-cell>
          <table:table-cell office:value-type="float" office:value="0" table:style-name="ce7">
            <text:p>0,00</text:p>
          </table:table-cell>
          <table:table-cell office:value-type="float" office:value="4860.71" table:style-name="ce7">
            <text:p>4.860,71</text:p>
          </table:table-cell>
          <table:table-cell office:value-type="float" office:value="19257.73" table:style-name="ce7">
            <text:p>19.257,73</text:p>
          </table:table-cell>
          <table:table-cell office:value-type="float" office:value="48103.47" table:style-name="ce7">
            <text:p>48.103,47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<text:span text:style-name="T5">SAMMY BARBOSA LOP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 GERAL ADJUNTA PARA ASSUNTOS JURIDICOS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873.99" table:style-name="ce7">
            <text:p>47.873,99</text:p>
          </table:table-cell>
          <table:table-cell office:value-type="float" office:value="90428.65" table:style-name="ce7">
            <text:p>90.428,65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3261.34" table:style-name="ce7">
            <text:p>3.261,34</text:p>
          </table:table-cell>
          <table:table-cell office:value-type="float" office:value="4188.96" table:style-name="ce7">
            <text:p>4.188,96</text:p>
          </table:table-cell>
          <table:table-cell office:value-type="float" office:value="20933.88" table:style-name="ce7">
            <text:p>20.933,88</text:p>
          </table:table-cell>
          <table:table-cell office:value-type="float" office:value="69494.77" table:style-name="ce7">
            <text:p>69.494,77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<text:span text:style-name="T5">SAMUEL MARTINS EVANGELIST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1400" table:style-name="ce7">
            <text:p>1.400,00</text:p>
          </table:table-cell>
          <table:table-cell office:value-type="float" office:value="1495.64" table:style-name="ce7">
            <text:p>1.495,6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5.64" table:style-name="ce7">
            <text:p>2.895,64</text:p>
          </table:table-cell>
          <table:table-cell office:value-type="float" office:value="7104.36" table:style-name="ce7">
            <text:p>7.104,3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<text:span text:style-name="T5">SIBERMAN MADEIRA DE HOLAND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462.87" table:style-name="ce7">
            <text:p>5.462,87</text:p>
          </table:table-cell>
          <table:table-cell office:value-type="float" office:value="18562.86" table:style-name="ce7">
            <text:p>18.562,86</text:p>
          </table:table-cell>
          <table:table-cell office:value-type="float" office:value="25321.64" table:style-name="ce7">
            <text:p>25.321,64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<text:span text:style-name="T5">TALES FONSECA TRANI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211.1400000000003" table:style-name="ce7">
            <text:p>4.211,14</text:p>
          </table:table-cell>
          <table:table-cell office:value-type="float" office:value="20114.96" table:style-name="ce7">
            <text:p>20.114,96</text:p>
          </table:table-cell>
          <table:table-cell office:value-type="float" office:value="91704.320000000007" table:style-name="ce7">
            <text:p>91.704,32</text:p>
          </table:table-cell>
          <table:table-cell office:value-type="float" office:value="9432.94" table:style-name="ce7">
            <text:p>9.432,94</text:p>
          </table:table-cell>
          <table:table-cell office:value-type="float" office:value="15250.02" table:style-name="ce7">
            <text:p>15.250,02</text:p>
          </table:table-cell>
          <table:table-cell office:value-type="float" office:value="0" table:style-name="ce7">
            <text:p>0,00</text:p>
          </table:table-cell>
          <table:table-cell office:value-type="float" office:value="1345.56" table:style-name="ce7">
            <text:p>1.345,56</text:p>
          </table:table-cell>
          <table:table-cell office:value-type="float" office:value="26028.52" table:style-name="ce7">
            <text:p>26.028,52</text:p>
          </table:table-cell>
          <table:table-cell office:value-type="float" office:value="65675.8" table:style-name="ce7">
            <text:p>65.675,80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<text:span text:style-name="T5">TEOTONIO RODRIGUES SOAR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122.79" table:style-name="ce7">
            <text:p>4.122,79</text:p>
          </table:table-cell>
          <table:table-cell office:value-type="float" office:value="17222.78" table:style-name="ce7">
            <text:p>17.222,78</text:p>
          </table:table-cell>
          <table:table-cell office:value-type="float" office:value="26661.72" table:style-name="ce7">
            <text:p>26.661,72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<text:span text:style-name="T5">THALLES FERREIRA COS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11266.46" table:style-name="ce7">
            <text:p>11.266,46</text:p>
          </table:table-cell>
          <table:table-cell office:value-type="float" office:value="24007.5" table:style-name="ce7">
            <text:p>24.007,50</text:p>
          </table:table-cell>
          <table:table-cell office:value-type="float" office:value="18192.54" table:style-name="ce7">
            <text:p>18.192,54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<text:span text:style-name="T5">THIAGO MARQUES SALOMA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RIMINAL DE XAPU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217.01" table:style-name="ce7">
            <text:p>6.217,01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4270.13" table:style-name="ce7">
            <text:p>14.270,13</text:p>
          </table:table-cell>
          <table:table-cell office:value-type="float" office:value="20947.84" table:style-name="ce7">
            <text:p>20.947,84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<text:span text:style-name="T5">UBIRAJARA BRAGA DE ALBUQUERQUE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1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37.5" table:style-name="ce7">
            <text:p>2.43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377.96" table:style-name="ce7">
            <text:p>7.377,96</text:p>
          </table:table-cell>
          <table:table-cell office:value-type="float" office:value="14800" table:style-name="ce7">
            <text:p>14.80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65397.01" table:style-name="ce7">
            <text:p>65.397,01</text:p>
          </table:table-cell>
          <table:table-cell office:value-type="float" office:value="7377.96" table:style-name="ce7">
            <text:p>7.377,96</text:p>
          </table:table-cell>
          <table:table-cell office:value-type="float" office:value="9431.24" table:style-name="ce7">
            <text:p>9.431,24</text:p>
          </table:table-cell>
          <table:table-cell office:value-type="float" office:value="0" table:style-name="ce7">
            <text:p>0,00</text:p>
          </table:table-cell>
          <table:table-cell office:value-type="float" office:value="21451.759999999998" table:style-name="ce7">
            <text:p>21.451,76</text:p>
          </table:table-cell>
          <table:table-cell office:value-type="float" office:value="38260.959999999999" table:style-name="ce7">
            <text:p>38.260,96</text:p>
          </table:table-cell>
          <table:table-cell office:value-type="float" office:value="27136.05" table:style-name="ce7">
            <text:p>27.136,05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<text:span text:style-name="T5">VANDERLEI BATISTA CERQUEI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UMULATIVA DE ACRE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11148.29" table:style-name="ce7">
            <text:p>11.148,2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49406.7" table:style-name="ce7">
            <text:p>49.406,70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9041.01" table:style-name="ce7">
            <text:p>9.041,01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7094.13" table:style-name="ce7">
            <text:p>17.094,13</text:p>
          </table:table-cell>
          <table:table-cell office:value-type="float" office:value="32312.57" table:style-name="ce7">
            <text:p>32.312,57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<text:span text:style-name="T5">VANESSA DE MACEDO MUNI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EXEC MEDIDAS SOCIOEDUCATIVAS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224.25" table:style-name="ce7">
            <text:p>4.224,25</text:p>
          </table:table-cell>
          <table:table-cell office:value-type="float" office:value="17324.240000000002" table:style-name="ce7">
            <text:p>17.324,24</text:p>
          </table:table-cell>
          <table:table-cell office:value-type="float" office:value="26560.26" table:style-name="ce7">
            <text:p>26.560,26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<text:span text:style-name="T5">VINICIUS MENANDRO EVANGELISTA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DEFESA DA PESSOA IDOS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2459.4" table:style-name="ce7">
            <text:p>22.459,4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109952.58" table:style-name="ce7">
            <text:p>109.952,58</text:p>
          </table:table-cell>
          <table:table-cell office:value-type="float" office:value="9432.94" table:style-name="ce7">
            <text:p>9.432,94</text:p>
          </table:table-cell>
          <table:table-cell office:value-type="float" office:value="15155.02" table:style-name="ce7">
            <text:p>15.155,02</text:p>
          </table:table-cell>
          <table:table-cell office:value-type="float" office:value="0" table:style-name="ce7">
            <text:p>0,00</text:p>
          </table:table-cell>
          <table:table-cell office:value-type="float" office:value="29161.93" table:style-name="ce7">
            <text:p>29.161,93</text:p>
          </table:table-cell>
          <table:table-cell office:value-type="float" office:value="53749.89" table:style-name="ce7">
            <text:p>53.749,89</text:p>
          </table:table-cell>
          <table:table-cell office:value-type="float" office:value="56202.69" table:style-name="ce7">
            <text:p>56.202,69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<text:span text:style-name="T5">WALDIRENE OLIVEIRA DA CRUZ LIMA CORDEIRO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72" table:style-name="ce7">
            <text:p>2.072,00</text:p>
          </table:table-cell>
          <table:table-cell office:value-type="float" office:value="2630.84" table:style-name="ce7">
            <text:p>2.630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2.84" table:style-name="ce7">
            <text:p>4.702,84</text:p>
          </table:table-cell>
          <table:table-cell office:value-type="float" office:value="10097.16" table:style-name="ce7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<text:span text:style-name="T5">WALTER TEIXEIR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183.5" table:style-name="ce7">
            <text:p>15.183,50</text:p>
          </table:table-cell>
          <table:table-cell office:value-type="float" office:value="23647.63" table:style-name="ce7">
            <text:p>23.647,63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<text:span text:style-name="T5">WASHINGTON NILTON MEDEIROS MOR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279.24" table:style-name="ce7">
            <text:p>8.279,24</text:p>
          </table:table-cell>
          <table:table-cell office:value-type="float" office:value="0" table:style-name="ce7">
            <text:p>0,00</text:p>
          </table:table-cell>
          <table:table-cell office:value-type="float" office:value="4216.82" table:style-name="ce7">
            <text:p>4.216,82</text:p>
          </table:table-cell>
          <table:table-cell office:value-type="float" office:value="17212.53" table:style-name="ce7">
            <text:p>17.212,53</text:p>
          </table:table-cell>
          <table:table-cell office:value-type="float" office:value="26671.97" table:style-name="ce7">
            <text:p>26.671,9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<text:span text:style-name="T5">WENDY TAKAO HAM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<text:span text:style-name="T4">Total Geral</text:span></text:p>
          </table:table-cell>
          <table:table-cell office:value-type="float" office:value="84" table:style-name="ce8">
            <text:p>84</text:p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2719198.74" table:formula="of:=SUM([.F7:.F90])" table:style-name="ce10">
            <text:p>2.719.198,74</text:p>
          </table:table-cell>
          <table:table-cell office:value-type="float" office:value="6849.6" table:formula="of:=SUM([.G7:.G90])" table:style-name="ce10">
            <text:p>6.849,60</text:p>
          </table:table-cell>
          <table:table-cell office:value-type="float" office:value="202681.25999999995" table:formula="of:=SUM([.H7:.H90])" table:style-name="ce10">
            <text:p>202.681,26</text:p>
          </table:table-cell>
          <table:table-cell office:value-type="float" office:value="463313.92999999993" table:formula="of:=SUM([.I7:.I90])" table:style-name="ce10">
            <text:p>463.313,93</text:p>
          </table:table-cell>
          <table:table-cell office:value-type="float" office:value="309867.53000000003" table:formula="of:=SUM([.J7:.J90])" table:style-name="ce10">
            <text:p>309.867,53</text:p>
          </table:table-cell>
          <table:table-cell office:value-type="float" office:value="82498.800000000017" table:formula="of:=SUM([.K7:.K90])" table:style-name="ce10">
            <text:p>82.498,80</text:p>
          </table:table-cell>
          <table:table-cell office:value-type="float" office:value="167947.9" table:formula="of:=SUM([.L7:.L90])" table:style-name="ce10">
            <text:p>167.947,90</text:p>
          </table:table-cell>
          <table:table-cell office:value-type="float" office:value="777371.38000000047" table:formula="of:=SUM([.M7:.M90])" table:style-name="ce10">
            <text:p>777.371,38</text:p>
          </table:table-cell>
          <table:table-cell office:value-type="float" office:value="4729729.1399999997" table:formula="of:=SUM([.N7:.N90])" table:style-name="ce10">
            <text:p>4.729.729,14</text:p>
          </table:table-cell>
          <table:table-cell office:value-type="float" office:value="461079.62999999942" table:formula="of:=SUM([.O7:.O90])" table:style-name="ce10">
            <text:p>461.079,63</text:p>
          </table:table-cell>
          <table:table-cell office:value-type="float" office:value="806994.21000000008" table:formula="of:=SUM([.P7:.P90])" table:style-name="ce10">
            <text:p>806.994,21</text:p>
          </table:table-cell>
          <table:table-cell office:value-type="float" office:value="27294.09" table:formula="of:=SUM([.Q7:.Q90])" table:style-name="ce10">
            <text:p>27.294,09</text:p>
          </table:table-cell>
          <table:table-cell office:value-type="float" office:value="609649.79000000015" table:formula="of:=SUM([.R7:.R90])" table:style-name="ce10">
            <text:p>609.649,79</text:p>
          </table:table-cell>
          <table:table-cell office:value-type="float" office:value="1905017.7199999993" table:formula="of:=SUM([.S7:.S90])" table:style-name="ce10">
            <text:p>1.905.017,72</text:p>
          </table:table-cell>
          <table:table-cell office:value-type="float" office:value="2824711.419999999" table:formula="of:=SUM([.T7:.T90])" table:style-name="ce10">
            <text:p>2.824.711,42</text:p>
          </table:table-cell>
          <table:table-cell table:number-columns-repeated="16364"/>
        </table:table-row>
        <table:table-row table:style-name="ro8">
          <table:table-cell office:value-type="string" table:style-name="ce11">
            <text:p><text:span text:style-name="T3">Data da última atualização:</text:span></text:p>
          </table:table-cell>
          <table:table-cell office:value-type="string" table:number-columns-spanned="19" table:number-rows-spanned="1" table:style-name="ce28">
            <text:p><text:span text:style-name="T3">Fevereiro de 2021</text:span>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30">
            <text:p><text:span text:style-name="T6">(1) Remuneração do cargo efetivo - Vencimento, GAMPU, V.P.I, Adicionais de Qualificação, G.A.E e G.A.S, além de outras desta natureza.</text:span></text:p>
            <text:p><text:span text:style-name="T6">(2) V.P.N.I., Adicional por tempo de serviço, quintos, décimos e vantagens decorrentes de sentença judicial ou extensão administrativa.</text:span></text:p>
            <text:p><text:span text:style-name="T6">(3) Rubricas que representam a retribuição paga pelo exercício de função (servidor efetivo) ou remuneração de cargo em comissão (servidor sem vínculo ou requisitado).</text:span></text:p>
            <text:p><text:span text:style-name="T6">(4) Parcelas da Gratificação Natalina (13º) pagas no mês corrente, ou no caso de vacância ou exoneração do servidor.</text:span></text:p>
            <text:p><text:span text:style-name="T6">(5) Adicional correspondente a 1/3 (um terço) da remuneração, pago ao servidor por ocasião das férias.</text:span></text:p>
            <text:p><text:span text:style-name="T6">(6)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text:p><text:span text:style-name="T6">(7) Valor total (somatório) das remunerações temporárias ou eventuais discriminadas na Tabela III.</text:span></text:p>
            <text:p><text:span text:style-name="T6">(8) Valor total (somatório) das verbas indenizatórias discriminadas na Tabela III.</text:span></text:p>
            <text:p><text:span text:style-name="T6">(9) Total dos rendimentos brutos pagos no mês.</text:span></text:p>
            <text:p><text:span text:style-name="T6">(10) Contribuição Previdenciária Oficial (Plano de Seguridade Social do Servidor Público e Regime Geral de Previdência Social).</text:span></text:p>
            <text:p><text:span text:style-name="T6">(11) Imposto de Renda Retido na Fonte.</text:span></text:p>
            <text:p><text:span text:style-name="T6">(12) Valor deduzido da remuneração básica bruta, quando esta ultrapassa o teto constitucional, nos termos da legislação correspondente.</text:span></text:p>
            <text:p><text:span text:style-name="T6">(13) Total dos descontos efetuados no mês.</text:span></text:p>
            <text:p><text:span text:style-name="T6">(14) Rendimento líquido após os descontos referidos nos itens anteriores.</text:span></text:p>
          </table:table-cell>
          <table:covered-table-cell table:number-columns-repeated="19"/>
          <table:table-cell table:number-columns-repeated="16364"/>
        </table:table-row>
        <table:table-row table:number-rows-repeated="104848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0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_32_2" style:display-name="Vírgula 2" style:family="table-cell" style:data-style-name="N35"/>
    <style:style style:name="V_237_rgula_32_2_32_2" style:display-name="Vírgula 2 2" style:family="table-cell" style:data-style-name="N35"/>
    <style:style style:name="V_237_rgula_32_2_32_3" style:display-name="Vírgula 2 3" style:family="table-cell" style:data-style-name="N35"/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/>
    <dc:creator/>
    <meta:creation-date>2022-01-20T17:07:17Z</meta:creation-date>
    <dc:date>2022-01-20T17:07:17Z</dc:date>
  </office:meta>
</office:document-meta>
</file>